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01af" officeooo:paragraph-rsid="001901a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01af" officeooo:paragraph-rsid="001901af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es Operatius</text:p>
      <text:p text:style-name="P1"/>
      <text:p text:style-name="P2">Aquest text és una prova perquè pugueu provar si extraieu correctament les paraules del text.</text:p>
      <text:p text:style-name="P2"/>
      <text:p text:style-name="P2">Prova</text:p>
      <text:p text:style-name="P2">hola</text:p>
      <text:p text:style-name="P2">signe de puntuació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3:37:33.445493120</meta:creation-date>
    <dc:date>2017-09-20T13:38:55.373548986</dc:date>
    <meta:editing-duration>PT1M22S</meta:editing-duration>
    <meta:editing-cycles>1</meta:editing-cycles>
    <meta:document-statistic meta:table-count="0" meta:image-count="0" meta:object-count="0" meta:page-count="1" meta:paragraph-count="5" meta:word-count="22" meta:character-count="138" meta:non-whitespace-character-count="121"/>
    <meta:generator>LibreOffice/5.3.5.2$Linux_X86_64 LibreOffice_project/30m0$Build-2</meta:generator>
  </office:meta>
</office:document-meta>
</file>